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8b06" officeooo:paragraph-rsid="001d8b06"/>
    </style:style>
    <style:style style:name="P2" style:family="paragraph" style:parent-style-name="Standard">
      <style:text-properties officeooo:rsid="001d8b06" officeooo:paragraph-rsid="002a7950"/>
    </style:style>
    <style:style style:name="P3" style:family="paragraph" style:parent-style-name="Standard">
      <style:text-properties officeooo:rsid="001d8b06" officeooo:paragraph-rsid="001d8b06"/>
    </style:style>
    <style:style style:name="P4" style:family="paragraph" style:parent-style-name="Standard">
      <style:text-properties officeooo:rsid="002cf9d4" officeooo:paragraph-rsid="002e5c19"/>
    </style:style>
    <style:style style:name="P5" style:family="paragraph" style:parent-style-name="Standard">
      <style:paragraph-properties fo:text-align="end" style:justify-single-word="false"/>
      <style:text-properties officeooo:rsid="002ff6b1" officeooo:paragraph-rsid="002ff6b1"/>
    </style:style>
    <style:style style:name="P6" style:family="paragraph" style:parent-style-name="Standard">
      <style:text-properties officeooo:rsid="00315ffd" officeooo:paragraph-rsid="00315ffd"/>
    </style:style>
    <style:style style:name="P7" style:family="paragraph" style:parent-style-name="Standard">
      <style:text-properties officeooo:rsid="00315ffd" officeooo:paragraph-rsid="0032ced0"/>
    </style:style>
    <style:style style:name="P8" style:family="paragraph" style:parent-style-name="Standard">
      <style:text-properties officeooo:rsid="00315ffd" officeooo:paragraph-rsid="003869d2"/>
    </style:style>
    <style:style style:name="T1" style:family="text">
      <style:text-properties officeooo:rsid="001e0f42"/>
    </style:style>
    <style:style style:name="T2" style:family="text">
      <style:text-properties officeooo:rsid="002e5c19"/>
    </style:style>
    <style:style style:name="T3" style:family="text">
      <style:text-properties officeooo:rsid="00315ffd"/>
    </style:style>
    <style:style style:name="T4" style:family="text">
      <style:text-properties officeooo:rsid="0032ced0"/>
    </style:style>
    <style:style style:name="T5" style:family="text">
      <style:text-properties officeooo:rsid="00367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 Nacão de KETU existe disseseis principais Deuses em um PATHEO que pertence ao povo YORUBANO. Cada Deus apresenta desdobramentos correspondentes a um (ou mais) dos quatro elementos da natureza: terra, fogo, água e o ar. O texto a seguir traz cada Orixá com seu respectivo elementar. Ogun é o senhor dos metais e dos caminhos, por isso existem vários indicativos de que seu elementar seja terra, por conta do mineral (metais) que é extraindo da terra.</text:span></text:p>
      <text:p text:style-name="P4">Oxossí é o senhor das matas e das caças, parti<text:span text:style-name="T5">n</text:span>do do principio que, <text:span text:style-name="T2">por conta desses dois</text:span> dom<text:span text:style-name="T5">í</text:span>nios, este orixa <text:span text:style-name="T2">se faz presente na terra, logo torna-se o seu elementar.</text:span> </text:p>
      <text:p text:style-name="P4"><text:span text:style-name="T2">Omolu é o senhor da morte, doença, e da peste, muito ligado aos homens e sua partida (morte), ele é a própria terra.</text:span></text:p>
      <text:p text:style-name="P4"><text:span text:style-name="T2">Obaluaie é o feiticeiro que domina a cura e o sol, logo seu elementar é o ar e a terra (semelhante à Omolu).</text:span></text:p>
      <text:p text:style-name="P4"><text:span text:style-name="T2">Oxun é a deusa do amor</text:span> <text:span text:style-name="T3">e das águas doces, senhora da fertilidade feminina. Por ser a principal dona das cachoeiras, seu elementar é a água.</text:span></text:p>
      <text:p text:style-name="P6">Yemanja é a senhora do mar e de todas as cabeças humanas, domina o oceano, por tanto é a água o seus elementar.</text:p>
      <text:p text:style-name="P6">Obá é uma princesa guerreira e forte, é uma mulher caçadora, assim mora nas matas, seu elementar é a terra.</text:p>
      <text:p text:style-name="P6">Xango é um grande Rei que mora nas pedreiras e senhor dos trovões, longo o seu elementar é o ar <text:span text:style-name="T5">e </text:span>a terra.</text:p>
      <text:p text:style-name="P7">Logun-Edé é um Orixá-pr<text:span text:style-name="T5">í</text:span>ncipe e menino que vive seis meses na mata e seis meses no fundo do Rio, <text:span text:style-name="T5">logo, terra e água são seus elementares.</text:span></text:p>
      <text:p text:style-name="P7"><text:span text:style-name="T4">Oxumarê é a grande cobra que se transforma em arco-íris, isso leva a dois elementares: terra e ar.</text:span></text:p>
      <text:p text:style-name="P8"><text:span text:style-name="T4">Ewá é uma jovem Deusa, irmã gêmea de Oxumarê, que se transforma em cobra e se transmuta em arco-iris (à semelhança de xumarê), seus elementares são o ar e a terra.</text:span></text:p>
      <text:p text:style-name="P7"><text:span text:style-name="T4">Exú é o senhor da comunicação e do corpo humano, posto isso seu elementar é a terra.</text:span></text:p>
      <text:p text:style-name="P7"><text:span text:style-name="T4">Ossanhã é o feiticeiro das folhas que vive na mata, logo o seu elementar a terra.</text:span></text:p>
      <text:p text:style-name="P7"><text:span text:style-name="T4">Nanã é a senhora da vida e da morte, como também senhora da lama e águas salobras, por tanto terra e água são seus elementares.</text:span></text:p>
      <text:p text:style-name="P7"><text:span text:style-name="T4">Oxalá é um senhor/mestre das chuvas que habita nas nuvens e seus elementares são ar e água. <text:s/></text:span><text:s text:c="3"/></text:p>
      <text:p text:style-name="P6"/>
      <text:p text:style-name="P5"/>
      <text:p text:style-name="P5"/>
      <text:p text:style-name="P1"/>
      <text:p text:style-name="P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1:00:19.363595497</meta:creation-date>
    <dc:date>2018-06-03T00:40:31.695676434</dc:date>
    <meta:editing-duration>P1DT20H5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95" meta:character-count="2093" meta:non-whitespace-character-count="1707"/>
  </office:meta>
</office:document-meta>
</file>